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  <style:paragraph-properties style:writing-mode="lr-tb"/>
    </style:style>
    <style:style style:name="gr6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8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9" style:family="graphic" style:parent-style-name="objectwithoutfill">
      <style:graphic-properties draw:stroke="dash" draw:stroke-dash="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8.105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9999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P4" style:family="paragraph">
      <loext:graphic-properties draw:fill-color="#66cc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66cc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9" style:family="paragraph">
      <loext:graphic-properties draw:fill-color="#66ff99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0" style:family="paragraph">
      <loext:graphic-properties draw:fill-color="#99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color="#0066c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style:font-name="Courier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9cm" svg:height="0.821cm" svg:x="9.069cm" svg:y="9.582cm">
          <text:p text:style-name="P1"><text:span text:style-name="T1">B</text:span></text:p>
        </draw:ellipse>
        <draw:line draw:style-name="gr2" draw:text-style-name="P3" draw:layer="layout" svg:x1="9.459cm" svg:y1="10.403cm" svg:x2="9.459cm" svg:y2="11.596cm">
          <text:p/>
        </draw:line>
        <draw:ellipse draw:style-name="gr1" draw:text-style-name="P2" draw:layer="layout" svg:width="0.779cm" svg:height="0.819cm" svg:x="9.069cm" svg:y="11.596cm">
          <text:p text:style-name="P1"><text:span text:style-name="T1">A</text:span></text:p>
        </draw:ellipse>
        <draw:ellipse draw:style-name="gr3" draw:text-style-name="P4" draw:layer="layout" svg:width="0.778cm" svg:height="0.82cm" svg:x="10.698cm" svg:y="8.166cm">
          <text:p text:style-name="P1"><text:span text:style-name="T1">C</text:span></text:p>
        </draw:ellipse>
        <draw:line draw:style-name="gr4" draw:text-style-name="P3" draw:layer="layout" svg:x1="10.768cm" svg:y1="8.837cm" svg:x2="9.777cm" svg:y2="9.732cm">
          <text:p/>
        </draw:line>
        <draw:ellipse draw:style-name="gr3" draw:text-style-name="P4" draw:layer="layout" svg:width="0.778cm" svg:height="0.82cm" svg:x="10.698cm" svg:y="6.153cm">
          <text:p text:style-name="P1"><text:span text:style-name="T1">D</text:span></text:p>
        </draw:ellipse>
        <draw:line draw:style-name="gr2" draw:text-style-name="P3" draw:layer="layout" svg:x1="11.087cm" svg:y1="6.973cm" svg:x2="11.087cm" svg:y2="8.166cm">
          <text:p/>
        </draw:line>
        <draw:ellipse draw:style-name="gr3" draw:text-style-name="P4" draw:layer="layout" svg:width="0.778cm" svg:height="0.819cm" svg:x="10.698cm" svg:y="4.14cm">
          <text:p text:style-name="P1"><text:span text:style-name="T1">E</text:span></text:p>
        </draw:ellipse>
        <draw:line draw:style-name="gr2" draw:text-style-name="P3" draw:layer="layout" svg:x1="11.087cm" svg:y1="4.96cm" svg:x2="11.087cm" svg:y2="6.153cm">
          <text:p/>
        </draw:line>
        <draw:ellipse draw:style-name="gr1" draw:text-style-name="P2" draw:layer="layout" svg:width="0.779cm" svg:height="0.82cm" svg:x="9.07cm" svg:y="7.611cm">
          <text:p text:style-name="P1"><text:span text:style-name="T1">F</text:span></text:p>
        </draw:ellipse>
        <draw:line draw:style-name="gr2" draw:text-style-name="P3" draw:layer="layout" svg:x1="9.459cm" svg:y1="8.43cm" svg:x2="9.459cm" svg:y2="9.623cm">
          <text:p/>
        </draw:line>
        <draw:ellipse draw:style-name="gr1" draw:text-style-name="P2" draw:layer="layout" svg:width="0.779cm" svg:height="0.821cm" svg:x="18.269cm" svg:y="9.583cm">
          <text:p text:style-name="P1"><text:span text:style-name="T1">B</text:span></text:p>
        </draw:ellipse>
        <draw:line draw:style-name="gr2" draw:text-style-name="P3" draw:layer="layout" svg:x1="18.659cm" svg:y1="10.403cm" svg:x2="18.659cm" svg:y2="11.596cm">
          <text:p/>
        </draw:line>
        <draw:ellipse draw:style-name="gr1" draw:text-style-name="P2" draw:layer="layout" svg:width="0.779cm" svg:height="0.819cm" svg:x="18.269cm" svg:y="11.597cm">
          <text:p text:style-name="P1"><text:span text:style-name="T1">A</text:span></text:p>
        </draw:ellipse>
        <draw:ellipse draw:style-name="gr3" draw:text-style-name="P4" draw:layer="layout" svg:width="0.778cm" svg:height="0.821cm" svg:x="19.898cm" svg:y="8.166cm">
          <text:p text:style-name="P1"><text:span text:style-name="T1">C</text:span></text:p>
        </draw:ellipse>
        <draw:line draw:style-name="gr2" draw:text-style-name="P3" draw:layer="layout" svg:x1="19.968cm" svg:y1="8.838cm" svg:x2="18.977cm" svg:y2="9.733cm">
          <text:p/>
        </draw:line>
        <draw:ellipse draw:style-name="gr3" draw:text-style-name="P4" draw:layer="layout" svg:width="0.778cm" svg:height="0.82cm" svg:x="19.898cm" svg:y="6.154cm">
          <text:p text:style-name="P1"><text:span text:style-name="T1">D</text:span></text:p>
        </draw:ellipse>
        <draw:line draw:style-name="gr2" draw:text-style-name="P3" draw:layer="layout" svg:x1="20.287cm" svg:y1="6.974cm" svg:x2="20.287cm" svg:y2="8.167cm">
          <text:p/>
        </draw:line>
        <draw:ellipse draw:style-name="gr3" draw:text-style-name="P4" draw:layer="layout" svg:width="0.778cm" svg:height="0.819cm" svg:x="19.898cm" svg:y="4.141cm">
          <text:p text:style-name="P1"><text:span text:style-name="T1">E</text:span></text:p>
        </draw:ellipse>
        <draw:line draw:style-name="gr2" draw:text-style-name="P3" draw:layer="layout" svg:x1="20.287cm" svg:y1="4.961cm" svg:x2="20.287cm" svg:y2="6.154cm">
          <text:p/>
        </draw:line>
        <draw:ellipse draw:style-name="gr1" draw:text-style-name="P2" draw:layer="layout" svg:width="0.779cm" svg:height="0.821cm" svg:x="18.27cm" svg:y="7.611cm">
          <text:p text:style-name="P1"><text:span text:style-name="T1">F</text:span></text:p>
        </draw:ellipse>
        <draw:line draw:style-name="gr2" draw:text-style-name="P3" draw:layer="layout" svg:x1="18.659cm" svg:y1="8.431cm" svg:x2="18.659cm" svg:y2="9.624cm">
          <text:p/>
        </draw:line>
        <draw:ellipse draw:style-name="gr1" draw:text-style-name="P2" draw:layer="layout" svg:width="0.779cm" svg:height="0.82cm" svg:x="18.271cm" svg:y="2.656cm">
          <text:p text:style-name="P1"><text:span text:style-name="T1">G</text:span></text:p>
        </draw:ellipse>
        <draw:line draw:style-name="gr2" draw:text-style-name="P3" draw:layer="layout" svg:x1="18.638cm" svg:y1="3.516cm" svg:x2="18.638cm" svg:y2="7.616cm">
          <text:p/>
        </draw:line>
        <draw:frame draw:style-name="gr5" draw:text-style-name="P6" draw:layer="layout" svg:width="3.326cm" svg:height="0.962cm" svg:x="8.478cm" svg:y="13.654cm">
          <draw:text-box>
            <text:p text:style-name="P5">Initial</text:p>
          </draw:text-box>
        </draw:frame>
        <draw:frame draw:style-name="gr5" draw:text-style-name="P6" draw:layer="layout" svg:width="3.326cm" svg:height="0.962cm" svg:x="17.379cm" svg:y="13.654cm">
          <draw:text-box>
            <text:p text:style-name="P5">Resultat</text:p>
          </draw:text-box>
        </draw:frame>
        <draw:custom-shape draw:style-name="gr6" draw:text-style-name="P8" draw:layer="layout" svg:width="1.549cm" svg:height="0.7cm" svg:x="12.051cm" svg:y="4.418cm">
          <text:p text:style-name="P7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1.549cm" svg:height="0.7cm" svg:x="21.251cm" svg:y="4.418cm">
          <text:p text:style-name="P7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1.549cm" svg:height="0.7cm" svg:x="6.838cm" svg:y="6.716cm">
          <text:p text:style-name="P7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621.6774193548 38239.08701854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1.549cm" svg:height="0.7cm" svg:x="16.038cm" svg:y="1.716cm">
          <text:p text:style-name="P7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938.8387096774 40919.82881597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1.549cm" svg:height="0.7cm" svg:x="6.874cm" svg:y="8.024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1.549cm" svg:height="0.7cm" svg:x="16.038cm" svg:y="3.116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" draw:text-style-name="P3" draw:layer="layout" svg:x1="19.038cm" svg:y1="3.223cm" svg:x2="20.038cm" svg:y2="4.216cm">
          <text:p/>
        </draw:line>
        <draw:frame draw:style-name="gr10" draw:text-style-name="P11" draw:layer="layout" svg:width="8.605cm" svg:height="0.984cm" svg:x="11.434cm" svg:y="15.216cm">
          <draw:text-box>
            <text:p text:style-name="P5"><text:span text:style-name="T2">git merge dev 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 m</meta:initial-creator>
    <meta:creation-date>2020-05-02T11:34:17</meta:creation-date>
    <dc:date>2021-12-14T09:40:36.272835347</dc:date>
    <meta:editing-duration>P1DT3H54M33S</meta:editing-duration>
    <meta:editing-cycles>12</meta:editing-cycles>
    <meta:generator>LibreOffice/6.4.7.2$Linux_X86_64 LibreOffice_project/40$Build-2</meta:generator>
    <meta:document-statistic meta:object-count="34"/>
  </office:meta>
</office:document-meta>
</file>